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4.75cm" style:rel-column-width="163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c859" officeooo:paragraph-rsid="001cc859"/>
    </style:style>
    <style:style style:name="P2" style:family="paragraph" style:parent-style-name="Standard">
      <style:text-properties officeooo:rsid="001e66fb" officeooo:paragraph-rsid="001e66fb"/>
    </style:style>
    <style:style style:name="P3" style:family="paragraph" style:parent-style-name="Standard">
      <style:text-properties fo:font-size="16pt" fo:font-weight="bold" officeooo:rsid="001e66fb" officeooo:paragraph-rsid="001e66f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cc859" officeooo:paragraph-rsid="001cc859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rsid="001e66fb" officeooo:paragraph-rsid="001e66fb" style:font-weight-asian="bold" style:font-weight-complex="bold"/>
    </style:style>
    <style:style style:name="P6" style:family="paragraph" style:parent-style-name="Standard">
      <style:text-properties fo:font-weight="bold" officeooo:rsid="001ed442" officeooo:paragraph-rsid="001ed442" style:font-weight-asian="bold" style:font-weight-complex="bold"/>
    </style:style>
    <style:style style:name="P7" style:family="paragraph" style:parent-style-name="Standard">
      <style:text-properties officeooo:rsid="001ed442" officeooo:paragraph-rsid="001ed442"/>
    </style:style>
    <style:style style:name="P8" style:family="paragraph" style:parent-style-name="Table_20_Contents">
      <style:text-properties officeooo:rsid="001cc859" officeooo:paragraph-rsid="001cc859"/>
    </style:style>
    <style:style style:name="T1" style:family="text">
      <style:text-properties officeooo:rsid="001e66fb"/>
    </style:style>
    <style:style style:name="T2" style:family="text">
      <style:text-properties officeooo:rsid="001e7c7d"/>
    </style:style>
    <style:style style:name="T3" style:family="text">
      <style:text-properties officeooo:rsid="00204ace"/>
    </style:style>
    <style:style style:name="T4" style:family="text">
      <style:text-properties style:font-name="Liberation Serif1" officeooo:rsid="00204ace" style:font-name-asian="Liberation Serif1" style:font-name-complex="Liberation Serif1"/>
    </style:style>
    <style:style style:name="T5" style:family="text">
      <style:text-properties style:font-name="Liberation Serif" officeooo:rsid="00204ace" style:font-name-asian="Noto Serif CJK SC" style:font-name-complex="Lohit Devanaga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одукт: Напоминалка дней рождений.</text:p>
      <text:p text:style-name="P1">1) </text:p>
      <table:table table:name="Таблица1" table:style-name="Таблица1">
        <table:table-column table:style-name="Таблица1.A" table:number-columns-repeated="2"/>
        <table:table-row table:style-name="TableLine93891044002560">
          <table:table-cell table:style-name="Таблица1.A1" office:value-type="string">
            <text:p text:style-name="P8">Составляем список лидей которых хотел бы поздравлять</text:p>
          </table:table-cell>
          <table:table-cell table:style-name="Таблица1.B1" office:value-type="string">
            <text:p text:style-name="P8">Выбираем время напоминая</text:p>
          </table:table-cell>
        </table:table-row>
        <table:table-row table:style-name="TableLine93891044002560">
          <table:table-cell table:style-name="Таблица1.A2" office:value-type="string">
            <text:p text:style-name="P8">Заполняем все необходимые поля таблицы</text:p>
          </table:table-cell>
          <table:table-cell table:style-name="Таблица1.B2" office:value-type="string">
            <text:p text:style-name="P8">За 7 дней, за 3 дня, в день даты рождения</text:p>
          </table:table-cell>
        </table:table-row>
      </table:table>
      <text:p text:style-name="P1"/>
      <text:p text:style-name="P1">2)</text:p>
      <table:table table:name="Таблица2" table:style-name="Таблица2">
        <table:table-column table:style-name="Таблица2.A" table:number-columns-repeated="4"/>
        <table:table-row table:style-name="TableLine93891041945184">
          <table:table-cell table:style-name="Таблица2.A1" office:value-type="string">
            <text:p text:style-name="P8">Заполнение таблицы</text:p>
          </table:table-cell>
          <table:table-cell table:style-name="Таблица2.A1" office:value-type="string">
            <text:p text:style-name="P8">Поиск</text:p>
          </table:table-cell>
          <table:table-cell table:style-name="Таблица2.A1" office:value-type="string">
            <text:p text:style-name="P8">Выбираем время напоминая</text:p>
          </table:table-cell>
          <table:table-cell table:style-name="Таблица2.D1" office:value-type="string">
            <text:p text:style-name="P8">Вывод на экран, если необходимо на печать или сохранить в файл</text:p>
          </table:table-cell>
        </table:table-row>
        <table:table-row table:style-name="TableLine93891041945184">
          <table:table-cell table:style-name="Таблица2.A2" office:value-type="string">
            <text:p text:style-name="P8">Добавление строки</text:p>
          </table:table-cell>
          <table:table-cell table:style-name="Таблица2.A2" office:value-type="string">
            <text:p text:style-name="P8">Фильтр по Фамилии</text:p>
          </table:table-cell>
          <table:table-cell table:style-name="Таблица2.A2" office:value-type="string">
            <text:p text:style-name="P8">За 7 дней, за 3 дня, в день даты рождения</text:p>
          </table:table-cell>
          <table:table-cell table:style-name="Таблица2.D2" office:value-type="string">
            <text:p text:style-name="P8">Поставить галочки на все записи или только тех кого необходимо для вывода на экран <text:span text:style-name="T1">или печать</text:span></text:p>
          </table:table-cell>
        </table:table-row>
        <table:table-row table:style-name="TableLine93891041945184">
          <table:table-cell table:style-name="Таблица2.A2" office:value-type="string">
            <text:p text:style-name="P8">Удаление строки</text:p>
          </table:table-cell>
          <table:table-cell table:style-name="Таблица2.A2" office:value-type="string">
            <text:p text:style-name="P8">Фильтр по Имени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TableLine93891041945184">
          <table:table-cell table:style-name="Таблица2.A2" office:value-type="string">
            <text:p text:style-name="P8">Редактирование строки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P1"/>
      <text:p text:style-name="P1"/>
      <text:p text:style-name="P3">Описание задачи</text:p>
      <text:p text:style-name="P2"/>
      <text:p text:style-name="P5">Заголовок</text:p>
      <text:p text:style-name="P2">Реализация пользовательского меню «Напоминалка дней рождений»</text:p>
      <text:p text:style-name="P2"/>
      <text:p text:style-name="P5">Цель</text:p>
      <text:p text:style-name="P2">Пользователь должен самостоятельно заполнить таблицу, её редактировать и при необходимости искать нужные записи в таблице для просмотра или редактирования.</text:p>
      <text:p text:style-name="P2"/>
      <text:p text:style-name="P5">Решение</text:p>
      <text:p text:style-name="P2">Страница представлена в виде реалиционной таблицы, куда необходимо добавлять, редактировать или удалять данные о человеке, <text:span text:style-name="T2">указать время напоминая, </text:span>осуществлять поиск по имени или фамилии с помощью фильтров, <text:span text:style-name="T2">выбирать записи при помощи галочек для просмотра данных о человеке и выводить это на экран с возможностью сохнять в файл или выводить на печать, </text:span><text:span text:style-name="T3">программа должна запускаться в фоновом режиме один раз в день в </text:span><text:span text:style-name="T4">→</text:span><text:span text:style-name="T3">00:01 ночью, для поиска необходимых напоминаний, и отправлять сообщения в указаное время </text:span><text:span text:style-name="T4">→</text:span><text:span text:style-name="T5">08:00 утра</text:span></text:p>
      <text:p text:style-name="P2"/>
      <text:p text:style-name="P6">Описание страницы</text:p>
      <text:p text:style-name="P7">- окно с таблицой</text:p>
      <text:p text:style-name="P7">- кнопка добавить строку</text:p>
      <text:p text:style-name="P7">- кнопка удалить строку</text:p>
      <text:p text:style-name="P7">- кнопка поиск</text:p>
      <text:p text:style-name="P7">- кнопка вернуться к первоночальному списку</text:p>
      <text:p text:style-name="P7">- кнопка вывода на экран выбранных строк</text:p>
      <text:p text:style-name="P7"/>
      <text:p text:style-name="P7">Подзадачи</text:p>
      <text:p text:style-name="P7">разработка дизайна</text:p>
      <text:p text:style-name="P7">разработка базы данных</text:p>
      <text:p text:style-name="P7">разработка (Бэкенд — программная часть)</text:p>
      <text:p text:style-name="P7">разработка (Фронтенд — клиентская чать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09:41:10.025182656</meta:creation-date>
    <dc:date>2021-07-13T10:29:51.876938410</dc:date>
    <meta:editing-duration>PT26M</meta:editing-duration>
    <meta:editing-cycles>4</meta:editing-cycles>
    <meta:generator>LibreOffice/6.4.7.2$Linux_X86_64 LibreOffice_project/40$Build-2</meta:generator>
    <meta:document-statistic meta:table-count="2" meta:image-count="0" meta:object-count="0" meta:page-count="1" meta:paragraph-count="37" meta:word-count="236" meta:character-count="1597" meta:non-whitespace-character-count="1395"/>
  </office:meta>
</office:document-meta>
</file>